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fo:font-weight="normal" officeooo:rsid="0011dc94" officeooo:paragraph-rsid="0011dc94" style:font-size-asian="12pt" style:font-weight-asian="normal" style:font-size-complex="12pt" style:font-weight-complex="normal"/>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text-properties officeooo:paragraph-rsid="0012242a"/>
    </style:style>
    <style:style style:name="T1" style:family="text">
      <style:text-properties fo:font-weight="normal" officeooo:rsid="0011dc94" style:font-weight-asian="normal" style:font-weight-complex="normal"/>
    </style:style>
    <style:style style:name="T2" style:family="text">
      <style:text-properties fo:font-size="14pt" style:font-size-asian="14pt" style:font-size-complex="14pt"/>
    </style:style>
    <style:style style:name="T3" style:family="text">
      <style:text-properties officeooo:rsid="0012242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Baudrant Luka 2222522</text:h>
      <text:p text:style-name="P14"><text:span text:style-name="T1">Desbois Jeremy 2221662</text:span></text:p>
      <text:h text:style-name="Heading_20_3" text:outline-level="3">Rapport du Projet : Application de Reconnaissance d’Images</text:h>
      <text:h text:style-name="Heading_20_2" text:outline-level="2"><text:span text:style-name="Strong_20_Emphasis"><text:span text:style-name="T2">1. But et intérêt de l’application</text:span></text:span></text:h>
      <text:p text:style-name="Text_20_body">L’objectif de ce projet est de concevoir une application permettant de classer automatiquement une image fournie par un utilisateur parmi cinq catégories prédéfinies : <text:span text:style-name="Strong_20_Emphasis">avions</text:span>, <text:span text:style-name="Strong_20_Emphasis">hélicoptères</text:span>, <text:span text:style-name="Strong_20_Emphasis">drones</text:span>, <text:span text:style-name="Strong_20_Emphasis">missiles</text:span> et <text:span text:style-name="Strong_20_Emphasis">oiseaux</text:span>. L’intérêt principal de cette application réside dans son utilité pour des domaines variés tels que l’aérospatiale, la surveillance, ou même l’écologie (par exemple pour identifier des oiseaux).</text:p>
      <text:h text:style-name="Heading_20_2" text:outline-level="2"><text:span text:style-name="Strong_20_Emphasis"><text:span text:style-name="T2">2. Programmation et fonctionnement des algorithmes</text:span></text:span></text:h>
      <text:h text:style-name="Heading_20_3" text:outline-level="3"><text:span text:style-name="Strong_20_Emphasis">a) Organisation et programmation du projet</text:span></text:h>
      <text:p text:style-name="Text_20_body">Nous avons structuré notre projet en plusieurs étapes :</text:p>
      <text:list text:style-name="L1">
        <text:list-item>
          <text:p text:style-name="P3"><text:span text:style-name="Strong_20_Emphasis">Chargement des images</text:span> : Les images de référence ont été organisées en dossiers distincts pour chaque catégorie. </text:p>
        </text:list-item>
        <text:list-item>
          <text:p text:style-name="P3"><text:span text:style-name="Strong_20_Emphasis">Prétraitement de l’image utilisateur</text:span> : L’image fournie par l’utilisateur est transformée en niveaux de gris pour simplifier le traitement. </text:p>
        </text:list-item>
        <text:list-item>
          <text:p text:style-name="P3"><text:span text:style-name="Strong_20_Emphasis">Détection des points d’intérêt et correspondance</text:span> : Les algorithmes ORB (Oriented FAST and Rotated BRIEF) et SIFT (Scale-Invariant Feature Transform) sont utilisés pour détecter des points d’intérêt robustes <text:span text:style-name="T3">et importants</text:span>, comparer les descripteurs entre l’image utilisateur et les images de référence, et déterminer un score de correspondance. </text:p>
        </text:list-item>
        <text:list-item>
          <text:p text:style-name="P2"><text:span text:style-name="Strong_20_Emphasis">Classement et décision</text:span> : Les scores de correspondance sont <text:span text:style-name="T3">attribués</text:span> pour chaque catégorie afin de prédire celle correspondant le mieux à l’image utilisateur. </text:p>
        </text:list-item>
      </text:list>
      <text:h text:style-name="Heading_20_3" text:outline-level="3"><text:span text:style-name="Strong_20_Emphasis">b) Fonctionnement des algorithmes</text:span></text:h>
      <text:h text:style-name="Heading_20_4" text:outline-level="4"><text:span text:style-name="Strong_20_Emphasis">ORB</text:span></text:h>
      <text:p text:style-name="Text_20_body">ORB est un algorithme rapide et efficace pour détecter et décrire les points d’intérêt d’une image. Il combine les approches de FAST (Features from Accelerated Segment Test) pour la détection et BRIEF (Binary Robust Independent Elementary Features) pour la description. ORB est robuste aux rotations, ce qui le rend idéal pour des images prises sous différents angles.</text:p>
      <text:h text:style-name="Heading_20_4" text:outline-level="4"><text:span text:style-name="Strong_20_Emphasis">SIFT</text:span></text:h>
      <text:p text:style-name="Text_20_body">SIFT est plus précis qu’ORB, notamment dans les cas où les images présentent des différences d’échelle ou d’éclairage. Il détecte les points d’intérêt en repérant des zones invariantes à ces variations, puis crée des descripteurs vectoriels qui permettent de faire correspondre les points entre deux images.</text:p>
      <text:h text:style-name="Heading_20_4" text:outline-level="4"><text:soft-page-break/><text:span text:style-name="Strong_20_Emphasis">Combinaison des scores</text:span></text:h>
      <text:p text:style-name="Text_20_body">Pour améliorer la précision, nous avons combiné les scores de correspondance de ORB et SIFT en utilisant une moyenne pondérée. Cela nous permet de tirer parti des points forts des deux algorithmes.</text:p>
      <text:h text:style-name="Heading_20_2" text:outline-level="2"><text:span text:style-name="Strong_20_Emphasis"><text:span text:style-name="T2">3. Cas de succès et échecs identifiés</text:span></text:span></text:h>
      <text:h text:style-name="Heading_20_3" text:outline-level="3"><text:span text:style-name="Strong_20_Emphasis">Cas de succès</text:span></text:h>
      <text:list text:style-name="L2">
        <text:list-item>
          <text:p text:style-name="P5"><text:span text:style-name="Strong_20_Emphasis">Avions</text:span> : Les images d’avions ont été correctement classées dans 95 % des cas, grâce à des contours et des structures assez distincts. </text:p>
        </text:list-item>
        <text:list-item>
          <text:p text:style-name="P5"><text:span text:style-name="Strong_20_Emphasis">Missiles</text:span> : Leur forme élancée a permis à l’algorithme d’obtenir un taux de succès élevé en utilisant ORB. </text:p>
        </text:list-item>
        <text:list-item>
          <text:p text:style-name="P4"><text:span text:style-name="Strong_20_Emphasis">Hélicoptères</text:span> : Malgré une certaine variabilité des images (rotors visibles ou non), les correspondances ont été solides grâce à SIFT. </text:p>
        </text:list-item>
      </text:list>
      <text:h text:style-name="Heading_20_3" text:outline-level="3"><text:span text:style-name="Strong_20_Emphasis">Cas d’échec</text:span></text:h>
      <text:list text:style-name="L3">
        <text:list-item>
          <text:p text:style-name="P7"><text:span text:style-name="Strong_20_Emphasis">Drones vs avions</text:span> : L’algorithme a parfois confondu ces deux catégories, en raison de leur forme parfois similaire (ailes ou structure compacte). </text:p>
        </text:list-item>
        <text:list-item>
          <text:p text:style-name="P7"><text:span text:style-name="Strong_20_Emphasis">Oiseaux</text:span> : Les oiseaux ont été mal classés dans certains cas, surtout si l’image contenait un fond complexe ou des variations importantes de pose et de plumage. </text:p>
        </text:list-item>
        <text:list-item>
          <text:p text:style-name="P6"><text:span text:style-name="Strong_20_Emphasis">Images floues ou bruitées</text:span> : Lorsque l’image utilisateur était de mauvaise qualité, les points d’intérêt détectés étaient insuffisants pour obtenir une correspondance fiable. </text:p>
        </text:list-item>
      </text:list>
      <text:h text:style-name="Heading_20_2" text:outline-level="2"><text:span text:style-name="Strong_20_Emphasis"><text:span text:style-name="T2">4. Difficultés rencontrées et améliorations possibles</text:span></text:span></text:h>
      <text:h text:style-name="Heading_20_3" text:outline-level="3"><text:span text:style-name="Strong_20_Emphasis">Difficultés rencontrées</text:span></text:h>
      <text:list text:style-name="L4">
        <text:list-item>
          <text:p text:style-name="P9"><text:span text:style-name="Strong_20_Emphasis">Sensibilité à la qualité de l’image</text:span> : Les performances de l’algorithme dépendent fortement de la qualité et de la résolution des images utilisateur. Les images floues ou bruitées ont significativement réduit le nombre de points détectés. </text:p>
        </text:list-item>
        <text:list-item>
          <text:p text:style-name="P9"><text:span text:style-name="Strong_20_Emphasis">Similitudes entre catégories</text:span> : Distinguer un drone d’un avion ou un missile d’un oiseau <text:span text:style-name="T3">ou encore un drone d’un hélicoptère ou un oiseau d’un avion</text:span> dans certaines positions a été particulièrement difficile en raison de caractéristiques visuelles proches. </text:p>
        </text:list-item>
        <text:list-item>
          <text:p text:style-name="P8"><text:span text:style-name="Strong_20_Emphasis">Temps de calcul</text:span> : Bien que ORB soit rapide, SIFT est plus gourmand en temps de calcul. La combinaison des deux a parfois rallongé le temps de traitement. </text:p>
        </text:list-item>
      </text:list>
      <text:h text:style-name="Heading_20_3" text:outline-level="3"><text:span text:style-name="Strong_20_Emphasis">Améliorations possibles</text:span></text:h>
      <text:list text:style-name="L5">
        <text:list-item>
          <text:p text:style-name="P11"><text:span text:style-name="Strong_20_Emphasis">Ajout d’un filtrage prétraitement</text:span> : Utiliser des techniques comme la réduction de bruit ou l’égalisation d’histogramme pourrait améliorer la qualité des images avant traitement. </text:p>
        </text:list-item>
        <text:list-item>
          <text:p text:style-name="P11"><text:span text:style-name="Strong_20_Emphasis">Introduction d’un troisième algorithme</text:span> : En complément de ORB et SIFT, des algorithmes comme BRISK ou SURF pourraient aider à améliorer les correspondances. </text:p>
        </text:list-item>
        <text:list-item>
          <text:p text:style-name="P11"><text:span text:style-name="Strong_20_Emphasis">Normalisation plus poussée des scores</text:span> : Ajouter un seuil adaptatif basé sur la qualité des correspondances pour éviter les classements erronés. </text:p>
        </text:list-item>
        <text:list-item>
          <text:p text:style-name="P10"><text:span text:style-name="Strong_20_Emphasis">Analyse contextuelle</text:span> : Utiliser des métadonnées (comme le contexte environnemental) pour améliorer la classification. </text:p>
        </text:list-item>
      </text:list>
      <text:h text:style-name="Heading_20_3" text:outline-level="3"><text:soft-page-break/><text:span text:style-name="Strong_20_Emphasis">Fonctionnalités non implémentées</text:span></text:h>
      <text:list text:style-name="L6">
        <text:list-item>
          <text:p text:style-name="P13"><text:span text:style-name="Strong_20_Emphasis">Traitement en temps réel</text:span> : Le programme ne gère pas les flux vidéo, ce qui pourrait être une fonctionnalité utile pour des applications de surveillance. </text:p>
        </text:list-item>
        <text:list-item>
          <text:p text:style-name="P12"><text:span text:style-name="Strong_20_Emphasis">Interface utilisateur</text:span> : Une interface graphique (GUI) pourrait être développée pour rendre l’application plus conviviale. </text:p>
        </text:list-item>
      </text:list>
      <text:h text:style-name="Heading_20_3" text:outline-level="3"><text:span text:style-name="Strong_20_Emphasis">Conclusion</text:span></text:h>
      <text:p text:style-name="Text_20_body">Ce projet a permis de concevoir une application fonctionnelle pour la reconnaissance d’images en utilisant uniquement des algorithmes de traitement d’image. Malgré quelques limitations, notamment dans des cas complexes ou lorsque les catégories sont visuellement proches, l’application a démontré son potentiel avec un taux de réussite global satisfaisant. Des améliorations futures pourraient encore renforcer sa robustesse et son efficacité.</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0:00:22.796000000</meta:creation-date>
    <dc:date>2024-12-31T10:22:04.992000000</dc:date>
    <meta:editing-duration>PT11M31S</meta:editing-duration>
    <meta:editing-cycles>1</meta:editing-cycles>
    <meta:document-statistic meta:table-count="0" meta:image-count="0" meta:object-count="0" meta:page-count="3" meta:paragraph-count="43" meta:word-count="809" meta:character-count="5426" meta:non-whitespace-character-count="4660"/>
    <meta:generator>LibreOffice/24.2.0.3$Windows_X86_64 LibreOffice_project/da48488a73ddd66ea24cf16bbc4f7b9c08e9bea1</meta:generator>
  </office:meta>
</office:document-meta>
</file>